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1">
      <style:paragraph-properties fo:background-color="#eeeeee">
        <style:background-image/>
      </style:paragraph-properties>
    </style:style>
    <style:style style:name="P93" style:family="paragraph" style:parent-style-name="Heading_20_2">
      <style:text-properties fo:language="ru" fo:country="RU"/>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0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47594998540285165"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5519417461085326026"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428860161259109011"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9143878354842285303"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3"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замке, беспокоясь, чтобы я не переутомилась, ходя без поддерживающего корсета.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не стареют, как мы,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Дальше начался золотой век. Об этом уже говорится в общей истории Эквестрии. После долгих мытарств, три расы пони смогли объединить усилия и создать государство Эквестрия. Управление климатом пегасами сделало земли Эквестрии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text:p>
      <text:p text:style-name="P30"/>
      <text:p text:style-name="P102"/>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lt;Продолжение разговора - «на чём мы остановились?»&gt;</text:p>
      <text:p text:style-name="P30"/>
      <text:p text:style-name="P29"><text:span text:style-name="T1">&lt;</text:span>сюжеты из 1001 ночи<text:span text:style-name="T1">&gt;</text:span></text:p>
      <text:p text:style-name="P30"><text:soft-page-break/>&lt;Упоминание Стар Свирлом элементов гармонии&gt;</text:p>
      <text:p text:style-name="P3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text:soft-page-break/>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37">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7"><text:span text:style-name="T1">–</text:span> Понятно, <text:span text:style-name="T1">–</text:span> я кивнул головой. <text:span text:style-name="T1">–</text:span> Институт консортства. Кимеринн был фаворитом Луны.</text:p>
      <text:p text:style-name="P37"><text:span text:style-name="T5">&lt;</text:span><text:span text:style-name="T11">Видишь ли, аликорну очень трудно отказать. У них очень сильный характер. Характер, закалённый </text:span><text:span text:style-name="T11">тысячелетиями. Чтобы говорить с ними на равных, нужно, по-крайней мере, обладать характером не слабее.</text:span><text:span text:style-name="T5">&gt;</text:span></text:p>
      <text:p text:style-name="P41"/>
      <text:h text:style-name="P94"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oft-page-break/><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oft-page-break/><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4"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text:soft-page-break/>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4"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oft-page-break/><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4" text:outline-level="2"><text:soft-page-break/>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oft-page-break/><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oft-page-break/><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text:soft-page-break/>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4"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text:soft-page-break/>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7"/>
      <text:h text:style-name="P9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text:soft-page-break/>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text:soft-page-break/></text:p>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oft-page-break/><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oft-page-break/><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oft-page-break/><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4"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6"/>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text:soft-page-break/>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oft-page-break/><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oft-page-break/><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oft-page-break/><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oft-page-break/><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4" text:outline-level="2">Сон Рэрити</text:h>
      <text:p text:style-name="P37"/>
      <text:p text:style-name="P37"><text:soft-page-break/>…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text:soft-page-break/>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text:soft-page-break/></text:p>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oft-page-break/><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4"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text:soft-page-break/>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4"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text:soft-page-break/>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4"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text:soft-page-break/>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oft-page-break/><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text:soft-page-break/>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oft-page-break/><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4" text:outline-level="2"><text:soft-page-break/>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text:soft-page-break/>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oft-page-break/><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text:soft-page-break/>–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4" text:outline-level="2">Безнадёжность</text:h>
      <text:p text:style-name="P37"/>
      <text:p text:style-name="P37"><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4" text:outline-level="2">След?</text:h>
      <text:p text:style-name="P66"/>
      <text:p text:style-name="P37"><text:soft-page-break/><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text:soft-page-break/></text:p>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text:soft-page-break/>–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4"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text:span><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oft-page-break/><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6779969516766016821"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42333501" text:continue-numbering="true" text:style-name="L5">
        <text:list-header>
          <text:p text:style-name="P103">Я молча пожал плечами. Эпплджек уверенно продолжила.</text:p>
        </text:list-header>
      </text:list>
      <text:p text:style-name="P58"><text:soft-page-break/><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320674" text:continue-numbering="true" text:style-name="L5">
        <text:list-header>
          <text:p text:style-name="P103">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337436"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5"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text:soft-page-break/>Ниточка, чуть было не прервавшаяся в офисе, повела в квартиру Влада.</text:p>
      <text:p text:style-name="P58"/>
      <text:h text:style-name="P95"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4108810520105561897"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1719077323433805004" text:style-name="L7">
        <text:list-header>
          <text:p text:style-name="P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text:soft-page-break/>–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9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text:soft-page-break/>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5"/>
      <text:h text:style-name="P94" text:outline-level="2"><text:soft-page-break/>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text:soft-page-break/>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text:soft-page-break/>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text:soft-page-break/>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text:soft-page-break/>–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pan text:style-name="T1">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4203042540550395961" text:style-name="L8">
        <text:list-header>
          <text:p text:style-name="P105">(<text:span text:style-name="T15">Луна — как повелительница снов, слышала разговор Макса с Анакорном</text:span>)</text:p>
          <text:p text:style-name="P106"/>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oft-page-break/><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text:soft-page-break/>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1T22:15:53.36</dc:date>
    <meta:editing-duration>P43DT7H24M26S</meta:editing-duration>
    <meta:editing-cycles>1625</meta:editing-cycles>
    <meta:generator>OpenOffice/4.1.1$Win32 OpenOffice.org_project/411m6$Build-9775</meta:generator>
    <dc:creator>макс </dc:creator>
    <meta:document-statistic meta:table-count="0" meta:image-count="0" meta:object-count="0" meta:page-count="113" meta:paragraph-count="2355" meta:word-count="53758" meta:character-count="341970"/>
  </office:meta>
</office:document-meta>
</file>